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ter4</text:p>
      <text:p text:style-name="P1">Ocena finału nigdy nie należała do łatwych, ale tym razem jest wyjątkowo trudna. Te dwa odcinki miały podobną ilość plusów, jak i minusów, przy czym waga poszczególnych akcentów była różna, co jeszcze bardziej komplikowało spokojną analizę tego, co się obejrzało. Skupmy się najpierw na najważniejszych rzeczach, które najmocniej przechylają szalę. Zacznijmy od Starlight, bo to jej zachowanie kształtowało odcinek. Wprowadzenie jest dość niewinnie, w postaci wyprawy do wioski, którą zniewoliła, a następnie ucieczki z niej w strachu przed objęciem roli lidera z powodu swojej przeszłości. Po ataku changelingów jest zmuszona do objęcia przywództwa, bo Trixie jest za bardzo przerażona. Thorax, <text:s/>jako były członek roju, nie śpieszy się się do liderowania, a Discord wraz z utratą magii traci swoją pewność siebie i standardowe cwaniactwo. Uczennica Twilight też nie pali się do tej roli, ale widzi, że jeżeli nie spróbuje, to raczej inny ratunek nie nadejdzie. I tutaj duże brawa dla twórców, bo Starlight bardzo stopniowo przekonywała się do roli lidera, co szło równolegle z odkrywaniem, że przywódca wcale nie jest tylko osobą, która wydaje rozkazy. Jest to ważna część tej funkcji, ale nie jedyna i nie największa. Ta przemiana, która zachodziła podczas odcinka, to duży plus. Dla równowagi teraz duży minus. Potrafię znaleźć logiczne wytłumaczenie ewolucji Thoraxa, ale dlaczego nagle potrafiły zrobić to inne changelingi, jest już dla mnie nielogiczne. Bo jak wiecznie głodne podmieńce nagle ot tak dowiedziały się, jak tworzyć miłość i się nią dzielić. Nawet Thorax musiał to odkryć, bo pierwsze spotkanie z Flurry Heart spowodowało, że głód był górą. Bardzo mi się podobała złość i determinacja Discorda w odzyskaniu Fluttershy. Mimo że na co dzień niezbyt mu wychodzi okazywanie, jak bardzo mu na niej zależy, to tutaj zrobił swoje. Za to z drugiej strony mam za złe twórcom, że tak mało uwagi poświęcili rojowi i jego funkcjonowaniu. Nie wiemy choćby nic o tym, skąd zdobywały pożywienie, by wykarmić taką chmarę, czy choćby cokolwiek na temat lokalizacji ich kopca. Taka wyliczanka mogłaby się ciągnąć naprawdę długo, dlatego najlepiej będzie podsumować, że finał miał swoje wzloty i upadki. Przygotował też dobry grunt pod kolejne historie, ale nie był jakiś genialnie dobry. </text:p>
      <text:p text:style-name="P1"/>
      <text:p text:style-name="P1">Dolar84</text:p>
      <text:p text:style-name="P1">Taaak. Jakby to ująć… ogólne uczucia po tym finale są sprzeczne. Co prawda i tak ma u mnie 10/10, ale tylko dlatego że był Discord, bo bez niego nie zasługiwałby na aż tak wysoką ocenę. Nie znaczy to oczywiście, że był zły, ale zabrakło mu takiego pier… znaczy tej iskry, która sprawiała, że inne były od niego lepsze. No i za zmianę wyglądów changelingów na jakieś kolorowe podróbki scenarzyści będą walcowani na piekielnych maglach – co do tego nie mam najmniejszych wątpliwości. Ale dobra, narzekać nie będę, bo jest tam sporo rzeczy, które mi się podobały. Po pierwsze, w końcu ostatecznie kanoniczna jest Derpy jako listonoszka. Trixie okazała się świetnym partnerem do zabawnych rozmów – najpierw były to dyskusje ze Starlight, a następnie docinki z Discordem. Powiedziałbym, że zaraz po nim jest najlepszą postacią tego odcinka – takiej chcemy więcej. Sam kucykowy Q również nie zawiódł. Motyw latającej świni był przezabawny, tak samo jak jęczenie podczas czegoś tak wyczerpującego jak piesza wędrówka. A dodajmy do tego jeszcze jego występ przed changelingami – chociaż nie jestem fanem stand-upów, to ten, ze swoimi gierkami słownymi, wypadł dobrze. Nadal muszę usłyszeć, jak to brzmiało w polskiej wersji językowej, z nadzieją, że się postarali (chociaż jak zwykle spodziewam się porażki oficjalnych tłumaczy). Zakończenie było dosyć przewidywalne, chociaż w sumie nie podobała mi się reakcja mieszkańców wioski na dodatkowych gości. Cała najwyższa władza Equestrii zjawia się u nich, a oni nie padają na kolana? Toż to niepojęte! Podsumowując, finał nie był genialny, ale oglądało się go bardzo przyjemnie i można było się pośmiać. Zobaczymy, co nam zaserwują w przyszłym sezon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615" meta:character-count="3995" meta:non-whitespace-character-count="3378"/>
    <meta:generator>LibreOfficeDev/5.1.0.3$Linux_X86_64 LibreOffice_project/</meta:generator>
  </office:meta>
</office:document-meta>
</file>